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80" draw:marker-start="Arrow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80" draw:marker-start="" draw:marker-start-width="0.279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marker-start-width="0.203cm" draw:fill="none" draw:fill-color="#ffffff" draw:textarea-horizontal-align="left" draw:auto-grow-height="true" draw:auto-grow-width="true" fo:min-height="0.353cm" fo:min-width="0.717cm"/>
    </style:style>
    <style:style style:name="gr6" style:family="graphic" style:parent-style-name="standard">
      <style:graphic-properties svg:stroke-width="0.051cm" svg:stroke-color="#000080" draw:marker-start="" draw:marker-start-width="0.279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80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80" draw:marker-start-width="0.279cm" draw:marker-end-width="0.276cm" draw:fill="solid" draw:fill-color="#ffff00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="" draw:marker-start-width="0.279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000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800000" draw:marker-start-width="0.203cm" draw:fill="none" draw:fill-color="#ffffff" draw:textarea-horizontal-align="left" draw:auto-grow-height="true" draw:auto-grow-width="true" fo:min-height="0.353cm" fo:min-width="0.717cm"/>
    </style:style>
    <style:style style:name="gr12" style:family="graphic" style:parent-style-name="standard">
      <style:graphic-properties svg:stroke-width="0.051cm" svg:stroke-color="#008000" draw:marker-start="Arrow" draw:marker-start-width="0.381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8000" draw:marker-start="Arrow" draw:marker-start-width="0.279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8000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Times New Roman1" fo:font-size="11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style:font-name="Times New Roman1" fo:font-size="11pt" fo:font-style="italic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style:font-name="Times New Roman1" fo:font-size="9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style:font-name="Times New Roman1" fo:font-size="10pt" fo:font-style="italic" style:font-size-asian="18pt" style:font-size-complex="18pt"/>
    </style:style>
    <style:style style:name="P7" style:family="paragraph">
      <style:paragraph-properties fo:text-align="center"/>
      <style:text-properties style:font-name="Times New Roman1" style:font-size-asian="18pt" style:font-size-complex="18pt"/>
    </style:style>
    <style:style style:name="T1" style:family="text">
      <style:text-properties style:font-name="Times New Roman1" fo:font-size="11pt" fo:font-style="italic" style:font-size-asian="18pt" style:font-size-complex="18pt"/>
    </style:style>
    <style:style style:name="T2" style:family="text">
      <style:text-properties style:font-name="Times New Roman1" fo:font-size="9pt" style:font-size-asian="18pt" style:font-size-complex="18pt"/>
    </style:style>
    <style:style style:name="T3" style:family="text">
      <style:text-properties style:font-name="Times New Roman1" fo:font-size="10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39cm" svg:y1="6.421cm" svg:x2="3.16cm" svg:y2="7.004cm">
          <text:p/>
        </draw:line>
        <draw:line draw:style-name="gr2" draw:text-style-name="P1" draw:layer="layout" svg:x1="1.983cm" svg:y1="3.657cm" svg:x2="2.396cm" svg:y2="2.071cm">
          <text:p/>
        </draw:line>
        <draw:custom-shape draw:style-name="gr3" draw:text-style-name="P3" draw:layer="layout" svg:width="0.737cm" svg:height="0.737cm" svg:x="7.618cm" svg:y="7.15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4" draw:text-style-name="P1" draw:layer="layout" svg:x1="5.664cm" svg:y1="1.686cm" svg:x2="2.206cm" svg:y2="3.818cm">
          <text:p/>
        </draw:line>
        <draw:line draw:style-name="gr1" draw:text-style-name="P1" draw:layer="layout" svg:x1="5.206cm" svg:y1="1.736cm" svg:x2="2.73cm" svg:y2="1.8cm">
          <text:p/>
        </draw:line>
        <draw:frame draw:style-name="gr5" draw:text-style-name="P5" draw:layer="layout" svg:width="1.217cm" svg:height="0.603cm" svg:x="3.121cm" svg:y="1.295cm">
          <draw:text-box>
            <text:p text:style-name="P4"><text:span text:style-name="T2">8,033</text:span></text:p>
          </draw:text-box>
        </draw:frame>
        <draw:line draw:style-name="gr6" draw:text-style-name="P1" draw:layer="layout" svg:x1="5.726cm" svg:y1="1.785cm" svg:x2="6.086cm" svg:y2="5.913cm">
          <text:p/>
        </draw:line>
        <draw:line draw:style-name="gr4" draw:text-style-name="P1" draw:layer="layout" svg:x1="2.826cm" svg:y1="6.793cm" svg:x2="1.995cm" svg:y2="4.388cm">
          <text:p/>
        </draw:line>
        <draw:frame draw:style-name="gr5" draw:text-style-name="P5" draw:layer="layout" svg:width="1.217cm" svg:height="0.603cm" svg:x="1.516cm" svg:y="5.89cm">
          <draw:text-box>
            <text:p text:style-name="P4"><text:span text:style-name="T2">6,932</text:span></text:p>
          </draw:text-box>
        </draw:frame>
        <draw:line draw:style-name="gr4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5" draw:text-style-name="P5" draw:layer="layout" svg:width="1.217cm" svg:height="0.603cm" svg:x="1.2cm" svg:y="2.084cm">
          <draw:text-box>
            <text:p text:style-name="P4"><text:span text:style-name="T2">6,263</text:span></text:p>
          </draw:text-box>
        </draw:frame>
        <draw:line draw:style-name="gr1" draw:text-style-name="P1" draw:layer="layout" svg:x1="7.957cm" svg:y1="7.09cm" svg:x2="8.019cm" svg:y2="4.029cm">
          <text:p/>
        </draw:line>
        <draw:frame draw:style-name="gr5" draw:text-style-name="P5" draw:layer="layout" svg:width="1.217cm" svg:height="0.603cm" svg:x="7.83cm" svg:y="5.443cm">
          <draw:text-box>
            <text:p text:style-name="P4"><text:span text:style-name="T2">8,471</text:span></text:p>
          </draw:text-box>
        </draw:frame>
        <draw:line draw:style-name="gr1" draw:text-style-name="P1" draw:layer="layout" svg:x1="7.536cm" svg:y1="7.487cm" svg:x2="3.024cm" svg:y2="7.165cm">
          <text:p/>
        </draw:line>
        <draw:frame draw:style-name="gr5" draw:text-style-name="P5" draw:layer="layout" svg:width="1.217cm" svg:height="0.603cm" svg:x="4.454cm" svg:y="7.315cm">
          <draw:text-box>
            <text:p text:style-name="P4"><text:span text:style-name="T2">4,923</text:span></text:p>
          </draw:text-box>
        </draw:frame>
        <draw:frame draw:style-name="gr5" draw:text-style-name="P5" draw:layer="layout" svg:width="1.217cm" svg:height="0.603cm" svg:x="4.671cm" svg:y="4.145cm">
          <draw:text-box>
            <text:p text:style-name="P4"><text:span text:style-name="T2">8,824</text:span></text:p>
          </draw:text-box>
        </draw:frame>
        <draw:frame draw:style-name="gr5" draw:text-style-name="P5" draw:layer="layout" svg:width="1.217cm" svg:height="0.603cm" svg:x="4.153cm" svg:y="6.108cm">
          <draw:text-box>
            <text:p text:style-name="P4"><text:span text:style-name="T2">6,518</text:span></text:p>
          </draw:text-box>
        </draw:frame>
        <draw:frame draw:style-name="gr5" draw:text-style-name="P5" draw:layer="layout" svg:width="1.217cm" svg:height="0.603cm" svg:x="3.899cm" svg:y="2.78cm">
          <draw:text-box>
            <text:p text:style-name="P4"><text:span text:style-name="T2">6,183</text:span></text:p>
          </draw:text-box>
        </draw:frame>
        <draw:frame draw:style-name="gr5" draw:text-style-name="P5" draw:layer="layout" svg:width="1.217cm" svg:height="0.603cm" svg:x="2.96cm" svg:y="3.44cm">
          <draw:text-box>
            <text:p text:style-name="P4"><text:span text:style-name="T2">4,929</text:span></text:p>
          </draw:text-box>
        </draw:frame>
        <draw:frame draw:style-name="gr5" draw:text-style-name="P5" draw:layer="layout" svg:width="1.217cm" svg:height="0.603cm" svg:x="6.532cm" svg:y="5.631cm">
          <draw:text-box>
            <text:p text:style-name="P4"><text:span text:style-name="T2">5,566</text:span></text:p>
          </draw:text-box>
        </draw:frame>
        <draw:frame draw:style-name="gr5" draw:text-style-name="P5" draw:layer="layout" svg:width="1.217cm" svg:height="0.603cm" svg:x="6.704cm" svg:y="2.344cm">
          <draw:text-box>
            <text:p text:style-name="P4"><text:span text:style-name="T2">6,661</text:span></text:p>
          </draw:text-box>
        </draw:frame>
        <draw:frame draw:style-name="gr5" draw:text-style-name="P5" draw:layer="layout" svg:width="1.217cm" svg:height="0.603cm" svg:x="2.548cm" svg:y="4.105cm">
          <draw:text-box>
            <text:p text:style-name="P4"><text:span text:style-name="T2">741</text:span></text:p>
          </draw:text-box>
        </draw:frame>
        <draw:frame draw:style-name="gr5" draw:text-style-name="P5" draw:layer="layout" svg:width="1.217cm" svg:height="0.603cm" svg:x="3.009cm" svg:y="2.231cm">
          <draw:text-box>
            <text:p text:style-name="P4"><text:span text:style-name="T2">5,840</text:span></text:p>
          </draw:text-box>
        </draw:frame>
        <draw:frame draw:style-name="gr5" draw:text-style-name="P5" draw:layer="layout" svg:width="1.217cm" svg:height="0.603cm" svg:x="5.689cm" svg:y="2.644cm">
          <draw:text-box>
            <text:p text:style-name="P4"><text:span text:style-name="T2">4,417</text:span></text:p>
          </draw:text-box>
        </draw:frame>
        <draw:custom-shape draw:style-name="gr3" draw:text-style-name="P3" draw:layer="layout" svg:width="0.737cm" svg:height="0.737cm" svg:x="2.055cm" svg:y="1.335cm">
          <text:p text:style-name="P2"><text:span text:style-name="T1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253cm" svg:y="1.371cm">
          <text:p text:style-name="P2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7" draw:text-style-name="P7" draw:layer="layout" svg:width="5.008cm" svg:height="2.144cm" draw:transform="rotate (-2.9550169565516) translate (8.16890808020716cm 5.98788548917381cm)" svg:viewBox="0 0 5009 2145" svg:d="M0 2145c2939 0 5009-2145 5009-2145">
          <text:p/>
        </draw:path>
        <draw:custom-shape draw:style-name="gr8" draw:text-style-name="P6" draw:layer="layout" svg:width="0.737cm" svg:height="0.737cm" svg:x="7.618cm" svg:y="3.45cm">
          <text:p text:style-name="P2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1.462cm" svg:y="3.683cm">
          <text:p text:style-name="P2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2.632cm" svg:y="6.818cm">
          <text:p text:style-name="P2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779cm" svg:y="5.949cm">
          <text:p text:style-name="P2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2" draw:style-name="dp1" draw:master-page-name="Default">
        <draw:line draw:style-name="gr1" draw:text-style-name="P1" draw:layer="layout" svg:x1="5.739cm" svg:y1="6.421cm" svg:x2="3.16cm" svg:y2="7.004cm">
          <text:p/>
        </draw:line>
        <draw:line draw:style-name="gr2" draw:text-style-name="P1" draw:layer="layout" svg:x1="1.983cm" svg:y1="3.657cm" svg:x2="2.396cm" svg:y2="2.071cm">
          <text:p/>
        </draw:line>
        <draw:custom-shape draw:style-name="gr3" draw:text-style-name="P3" draw:layer="layout" svg:width="0.737cm" svg:height="0.737cm" svg:x="7.618cm" svg:y="7.15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4" draw:text-style-name="P1" draw:layer="layout" svg:x1="5.664cm" svg:y1="1.686cm" svg:x2="2.206cm" svg:y2="3.818cm">
          <text:p/>
        </draw:line>
        <draw:line draw:style-name="gr1" draw:text-style-name="P1" draw:layer="layout" svg:x1="5.206cm" svg:y1="1.736cm" svg:x2="2.73cm" svg:y2="1.8cm">
          <text:p/>
        </draw:line>
        <draw:frame draw:style-name="gr5" draw:text-style-name="P5" draw:layer="layout" svg:width="1.217cm" svg:height="0.603cm" svg:x="3.121cm" svg:y="1.295cm">
          <draw:text-box>
            <text:p text:style-name="P4"><text:span text:style-name="T2">8,033</text:span></text:p>
          </draw:text-box>
        </draw:frame>
        <draw:line draw:style-name="gr9" draw:text-style-name="P1" draw:layer="layout" svg:x1="5.726cm" svg:y1="1.785cm" svg:x2="6.086cm" svg:y2="5.913cm">
          <text:p/>
        </draw:line>
        <draw:line draw:style-name="gr4" draw:text-style-name="P1" draw:layer="layout" svg:x1="2.826cm" svg:y1="6.793cm" svg:x2="1.995cm" svg:y2="4.388cm">
          <text:p/>
        </draw:line>
        <draw:frame draw:style-name="gr5" draw:text-style-name="P5" draw:layer="layout" svg:width="1.217cm" svg:height="0.603cm" svg:x="1.516cm" svg:y="5.89cm">
          <draw:text-box>
            <text:p text:style-name="P4"><text:span text:style-name="T2">6,932</text:span></text:p>
          </draw:text-box>
        </draw:frame>
        <draw:line draw:style-name="gr4" draw:text-style-name="P1" draw:layer="layout" svg:x1="6.383cm" svg:y1="6.371cm" svg:x2="7.722cm" svg:y2="3.979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5" draw:text-style-name="P5" draw:layer="layout" svg:width="1.217cm" svg:height="0.603cm" svg:x="1.2cm" svg:y="2.084cm">
          <draw:text-box>
            <text:p text:style-name="P4"><text:span text:style-name="T2">6,263</text:span></text:p>
          </draw:text-box>
        </draw:frame>
        <draw:line draw:style-name="gr1" draw:text-style-name="P1" draw:layer="layout" svg:x1="7.957cm" svg:y1="7.09cm" svg:x2="8.019cm" svg:y2="4.029cm">
          <text:p/>
        </draw:line>
        <draw:frame draw:style-name="gr5" draw:text-style-name="P5" draw:layer="layout" svg:width="1.217cm" svg:height="0.603cm" svg:x="7.83cm" svg:y="5.443cm">
          <draw:text-box>
            <text:p text:style-name="P4"><text:span text:style-name="T2">8,471</text:span></text:p>
          </draw:text-box>
        </draw:frame>
        <draw:line draw:style-name="gr1" draw:text-style-name="P1" draw:layer="layout" svg:x1="7.536cm" svg:y1="7.487cm" svg:x2="3.024cm" svg:y2="7.165cm">
          <text:p/>
        </draw:line>
        <draw:frame draw:style-name="gr5" draw:text-style-name="P5" draw:layer="layout" svg:width="1.217cm" svg:height="0.603cm" svg:x="4.454cm" svg:y="7.315cm">
          <draw:text-box>
            <text:p text:style-name="P4"><text:span text:style-name="T2">4,923</text:span></text:p>
          </draw:text-box>
        </draw:frame>
        <draw:frame draw:style-name="gr5" draw:text-style-name="P5" draw:layer="layout" svg:width="1.217cm" svg:height="0.603cm" svg:x="4.671cm" svg:y="4.145cm">
          <draw:text-box>
            <text:p text:style-name="P4"><text:span text:style-name="T2">8,824</text:span></text:p>
          </draw:text-box>
        </draw:frame>
        <draw:frame draw:style-name="gr5" draw:text-style-name="P5" draw:layer="layout" svg:width="1.217cm" svg:height="0.603cm" svg:x="4.153cm" svg:y="6.108cm">
          <draw:text-box>
            <text:p text:style-name="P4"><text:span text:style-name="T2">6,518</text:span></text:p>
          </draw:text-box>
        </draw:frame>
        <draw:frame draw:style-name="gr5" draw:text-style-name="P5" draw:layer="layout" svg:width="1.217cm" svg:height="0.603cm" svg:x="3.899cm" svg:y="2.78cm">
          <draw:text-box>
            <text:p text:style-name="P4"><text:span text:style-name="T2">6,183</text:span></text:p>
          </draw:text-box>
        </draw:frame>
        <draw:frame draw:style-name="gr5" draw:text-style-name="P5" draw:layer="layout" svg:width="1.217cm" svg:height="0.603cm" svg:x="2.96cm" svg:y="3.44cm">
          <draw:text-box>
            <text:p text:style-name="P4"><text:span text:style-name="T2">4,929</text:span></text:p>
          </draw:text-box>
        </draw:frame>
        <draw:frame draw:style-name="gr5" draw:text-style-name="P5" draw:layer="layout" svg:width="1.217cm" svg:height="0.603cm" svg:x="6.532cm" svg:y="5.631cm">
          <draw:text-box>
            <text:p text:style-name="P4"><text:span text:style-name="T2">5,566</text:span></text:p>
          </draw:text-box>
        </draw:frame>
        <draw:frame draw:style-name="gr5" draw:text-style-name="P5" draw:layer="layout" svg:width="1.217cm" svg:height="0.603cm" svg:x="6.704cm" svg:y="2.344cm">
          <draw:text-box>
            <text:p text:style-name="P4"><text:span text:style-name="T2">6,661</text:span></text:p>
          </draw:text-box>
        </draw:frame>
        <draw:frame draw:style-name="gr5" draw:text-style-name="P5" draw:layer="layout" svg:width="1.217cm" svg:height="0.603cm" svg:x="2.548cm" svg:y="4.105cm">
          <draw:text-box>
            <text:p text:style-name="P4"><text:span text:style-name="T2">741</text:span></text:p>
          </draw:text-box>
        </draw:frame>
        <draw:frame draw:style-name="gr5" draw:text-style-name="P5" draw:layer="layout" svg:width="1.217cm" svg:height="0.603cm" svg:x="3.009cm" svg:y="2.231cm">
          <draw:text-box>
            <text:p text:style-name="P4"><text:span text:style-name="T2">5,840</text:span></text:p>
          </draw:text-box>
        </draw:frame>
        <draw:frame draw:style-name="gr5" draw:text-style-name="P5" draw:layer="layout" svg:width="1.217cm" svg:height="0.603cm" svg:x="5.689cm" svg:y="2.644cm">
          <draw:text-box>
            <text:p text:style-name="P4"><text:span text:style-name="T2">4,417</text:span></text:p>
          </draw:text-box>
        </draw:frame>
        <draw:custom-shape draw:style-name="gr3" draw:text-style-name="P3" draw:layer="layout" svg:width="0.737cm" svg:height="0.737cm" svg:x="2.055cm" svg:y="1.335cm">
          <text:p text:style-name="P2"><text:span text:style-name="T1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253cm" svg:y="1.371cm">
          <text:p text:style-name="P2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7" draw:text-style-name="P7" draw:layer="layout" svg:width="5.008cm" svg:height="2.144cm" draw:transform="rotate (-2.9550169565516) translate (8.16890808020716cm 5.98788548917381cm)" svg:viewBox="0 0 5009 2145" svg:d="M0 2145c2939 0 5009-2145 5009-2145">
          <text:p/>
        </draw:path>
        <draw:custom-shape draw:style-name="gr8" draw:text-style-name="P6" draw:layer="layout" svg:width="0.737cm" svg:height="0.737cm" svg:x="7.618cm" svg:y="3.45cm">
          <text:p text:style-name="P2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1.462cm" svg:y="3.683cm">
          <text:p text:style-name="P2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2.632cm" svg:y="6.818cm">
          <text:p text:style-name="P2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779cm" svg:y="5.949cm">
          <text:p text:style-name="P2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3" draw:style-name="dp1" draw:master-page-name="Default">
        <draw:line draw:style-name="gr2" draw:text-style-name="P1" draw:layer="layout" svg:x1="1.983cm" svg:y1="3.657cm" svg:x2="2.396cm" svg:y2="2.071cm">
          <text:p/>
        </draw:line>
        <draw:custom-shape draw:style-name="gr3" draw:text-style-name="P3" draw:layer="layout" svg:width="0.737cm" svg:height="0.737cm" svg:x="7.618cm" svg:y="7.15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206cm" svg:y1="1.736cm" svg:x2="2.73cm" svg:y2="1.8cm">
          <text:p/>
        </draw:line>
        <draw:frame draw:style-name="gr5" draw:text-style-name="P5" draw:layer="layout" svg:width="1.217cm" svg:height="0.603cm" svg:x="3.121cm" svg:y="1.295cm">
          <draw:text-box>
            <text:p text:style-name="P4"><text:span text:style-name="T2">4,417</text:span></text:p>
          </draw:text-box>
        </draw:frame>
        <draw:line draw:style-name="gr9" draw:text-style-name="P1" draw:layer="layout" svg:x1="5.726cm" svg:y1="1.785cm" svg:x2="6.086cm" svg:y2="5.913cm">
          <text:p/>
        </draw:line>
        <draw:line draw:style-name="gr4" draw:text-style-name="P1" draw:layer="layout" svg:x1="6.383cm" svg:y1="6.371cm" svg:x2="7.722cm" svg:y2="3.979cm">
          <text:p/>
        </draw:line>
        <draw:line draw:style-name="gr10" draw:text-style-name="P1" draw:layer="layout" svg:x1="7.586cm" svg:y1="3.756cm" svg:x2="2.107cm" svg:y2="3.992cm">
          <text:p/>
        </draw:line>
        <draw:line draw:style-name="gr10" draw:text-style-name="P1" draw:layer="layout" svg:x1="5.788cm" svg:y1="6.185cm" svg:x2="1.909cm" svg:y2="4.091cm">
          <text:p/>
        </draw:line>
        <draw:frame draw:style-name="gr5" draw:text-style-name="P5" draw:layer="layout" svg:width="1.217cm" svg:height="0.603cm" svg:x="1.2cm" svg:y="2.084cm">
          <draw:text-box>
            <text:p text:style-name="P4"><text:span text:style-name="T2">5,670</text:span></text:p>
          </draw:text-box>
        </draw:frame>
        <draw:line draw:style-name="gr1" draw:text-style-name="P1" draw:layer="layout" svg:x1="7.957cm" svg:y1="7.09cm" svg:x2="8.019cm" svg:y2="4.029cm">
          <text:p/>
        </draw:line>
        <draw:frame draw:style-name="gr5" draw:text-style-name="P5" draw:layer="layout" svg:width="1.217cm" svg:height="0.603cm" svg:x="7.83cm" svg:y="5.443cm">
          <draw:text-box>
            <text:p text:style-name="P4"><text:span text:style-name="T2">8,471</text:span></text:p>
          </draw:text-box>
        </draw:frame>
        <draw:line draw:style-name="gr1" draw:text-style-name="P1" draw:layer="layout" svg:x1="7.536cm" svg:y1="7.487cm" svg:x2="3.024cm" svg:y2="7.165cm">
          <text:p/>
        </draw:line>
        <draw:frame draw:style-name="gr11" draw:text-style-name="P5" draw:layer="layout" svg:width="1.217cm" svg:height="0.603cm" svg:x="4.454cm" svg:y="7.315cm">
          <draw:text-box>
            <text:p text:style-name="P4"><text:span text:style-name="T2">1,616</text:span></text:p>
          </draw:text-box>
        </draw:frame>
        <draw:frame draw:style-name="gr5" draw:text-style-name="P5" draw:layer="layout" svg:width="1.217cm" svg:height="0.603cm" svg:x="4.671cm" svg:y="4.145cm">
          <draw:text-box>
            <text:p text:style-name="P4"><text:span text:style-name="T2">1,616</text:span></text:p>
          </draw:text-box>
        </draw:frame>
        <draw:frame draw:style-name="gr5" draw:text-style-name="P5" draw:layer="layout" svg:width="1.217cm" svg:height="0.603cm" svg:x="2.96cm" svg:y="3.44cm">
          <draw:text-box>
            <text:p text:style-name="P4"><text:span text:style-name="T2">4,929</text:span></text:p>
          </draw:text-box>
        </draw:frame>
        <draw:frame draw:style-name="gr5" draw:text-style-name="P5" draw:layer="layout" svg:width="1.217cm" svg:height="0.603cm" svg:x="6.532cm" svg:y="5.631cm">
          <draw:text-box>
            <text:p text:style-name="P4"><text:span text:style-name="T2">5,158</text:span></text:p>
          </draw:text-box>
        </draw:frame>
        <draw:frame draw:style-name="gr5" draw:text-style-name="P5" draw:layer="layout" svg:width="1.217cm" svg:height="0.603cm" svg:x="2.548cm" svg:y="4.105cm">
          <draw:text-box>
            <text:p text:style-name="P4"><text:span text:style-name="T2">741</text:span></text:p>
          </draw:text-box>
        </draw:frame>
        <draw:frame draw:style-name="gr5" draw:text-style-name="P5" draw:layer="layout" svg:width="1.217cm" svg:height="0.603cm" svg:x="5.689cm" svg:y="2.644cm">
          <draw:text-box>
            <text:p text:style-name="P4"><text:span text:style-name="T2">4,417</text:span></text:p>
          </draw:text-box>
        </draw:frame>
        <draw:custom-shape draw:style-name="gr3" draw:text-style-name="P3" draw:layer="layout" svg:width="0.737cm" svg:height="0.737cm" svg:x="2.055cm" svg:y="1.335cm">
          <text:p text:style-name="P2"><text:span text:style-name="T1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253cm" svg:y="1.371cm">
          <text:p text:style-name="P2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7" draw:text-style-name="P7" draw:layer="layout" svg:width="5.008cm" svg:height="2.144cm" draw:transform="rotate (-2.9550169565516) translate (8.16890808020716cm 5.98788548917381cm)" svg:viewBox="0 0 5009 2145" svg:d="M0 2145c2939 0 5009-2145 5009-2145">
          <text:p/>
        </draw:path>
        <draw:custom-shape draw:style-name="gr8" draw:text-style-name="P6" draw:layer="layout" svg:width="0.737cm" svg:height="0.737cm" svg:x="7.618cm" svg:y="3.45cm">
          <text:p text:style-name="P2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1.462cm" svg:y="3.683cm">
          <text:p text:style-name="P2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2.632cm" svg:y="6.818cm">
          <text:p text:style-name="P2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779cm" svg:y="5.949cm">
          <text:p text:style-name="P2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4" draw:style-name="dp1" draw:master-page-name="Default">
        <draw:line draw:style-name="gr1" draw:text-style-name="P1" draw:layer="layout" svg:x1="5.739cm" svg:y1="6.421cm" svg:x2="3.16cm" svg:y2="7.004cm">
          <text:p/>
        </draw:line>
        <draw:line draw:style-name="gr12" draw:text-style-name="P1" draw:layer="layout" svg:x1="1.983cm" svg:y1="3.657cm" svg:x2="2.396cm" svg:y2="2.071cm">
          <text:p/>
        </draw:line>
        <draw:custom-shape draw:style-name="gr3" draw:text-style-name="P3" draw:layer="layout" svg:width="0.737cm" svg:height="0.737cm" svg:x="7.618cm" svg:y="7.15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4" draw:text-style-name="P1" draw:layer="layout" svg:x1="5.664cm" svg:y1="1.686cm" svg:x2="2.206cm" svg:y2="3.818cm">
          <text:p/>
        </draw:line>
        <draw:line draw:style-name="gr1" draw:text-style-name="P1" draw:layer="layout" svg:x1="5.206cm" svg:y1="1.736cm" svg:x2="2.73cm" svg:y2="1.8cm">
          <text:p/>
        </draw:line>
        <draw:frame draw:style-name="gr5" draw:text-style-name="P5" draw:layer="layout" svg:width="1.217cm" svg:height="0.603cm" svg:x="3.121cm" svg:y="1.295cm">
          <draw:text-box>
            <text:p text:style-name="P4"><text:span text:style-name="T2">8,033</text:span></text:p>
          </draw:text-box>
        </draw:frame>
        <draw:line draw:style-name="gr6" draw:text-style-name="P1" draw:layer="layout" svg:x1="5.726cm" svg:y1="1.785cm" svg:x2="6.086cm" svg:y2="5.913cm">
          <text:p/>
        </draw:line>
        <draw:line draw:style-name="gr4" draw:text-style-name="P1" draw:layer="layout" svg:x1="2.826cm" svg:y1="6.793cm" svg:x2="1.995cm" svg:y2="4.388cm">
          <text:p/>
        </draw:line>
        <draw:frame draw:style-name="gr5" draw:text-style-name="P5" draw:layer="layout" svg:width="1.217cm" svg:height="0.603cm" svg:x="1.516cm" svg:y="5.89cm">
          <draw:text-box>
            <text:p text:style-name="P4"><text:span text:style-name="T2">6,932</text:span></text:p>
          </draw:text-box>
        </draw:frame>
        <draw:line draw:style-name="gr4" draw:text-style-name="P1" draw:layer="layout" svg:x1="6.383cm" svg:y1="6.371cm" svg:x2="7.722cm" svg:y2="3.979cm">
          <text:p/>
        </draw:line>
        <draw:line draw:style-name="gr13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5" draw:text-style-name="P5" draw:layer="layout" svg:width="1.217cm" svg:height="0.603cm" svg:x="1.2cm" svg:y="2.084cm">
          <draw:text-box>
            <text:p text:style-name="P4"><text:span text:style-name="T2">6,263</text:span></text:p>
          </draw:text-box>
        </draw:frame>
        <draw:line draw:style-name="gr1" draw:text-style-name="P1" draw:layer="layout" svg:x1="7.957cm" svg:y1="7.09cm" svg:x2="8.019cm" svg:y2="4.029cm">
          <text:p/>
        </draw:line>
        <draw:frame draw:style-name="gr5" draw:text-style-name="P5" draw:layer="layout" svg:width="1.217cm" svg:height="0.603cm" svg:x="7.83cm" svg:y="5.443cm">
          <draw:text-box>
            <text:p text:style-name="P4"><text:span text:style-name="T2">8,471</text:span></text:p>
          </draw:text-box>
        </draw:frame>
        <draw:line draw:style-name="gr13" draw:text-style-name="P1" draw:layer="layout" svg:x1="7.536cm" svg:y1="7.487cm" svg:x2="3.024cm" svg:y2="7.165cm">
          <text:p/>
        </draw:line>
        <draw:frame draw:style-name="gr5" draw:text-style-name="P5" draw:layer="layout" svg:width="1.217cm" svg:height="0.603cm" svg:x="4.454cm" svg:y="7.315cm">
          <draw:text-box>
            <text:p text:style-name="P4"><text:span text:style-name="T2">4,923</text:span></text:p>
          </draw:text-box>
        </draw:frame>
        <draw:frame draw:style-name="gr5" draw:text-style-name="P5" draw:layer="layout" svg:width="1.217cm" svg:height="0.603cm" svg:x="4.671cm" svg:y="4.145cm">
          <draw:text-box>
            <text:p text:style-name="P4"><text:span text:style-name="T2">8,824</text:span></text:p>
          </draw:text-box>
        </draw:frame>
        <draw:frame draw:style-name="gr5" draw:text-style-name="P5" draw:layer="layout" svg:width="1.217cm" svg:height="0.603cm" svg:x="4.153cm" svg:y="6.108cm">
          <draw:text-box>
            <text:p text:style-name="P4"><text:span text:style-name="T2">6,518</text:span></text:p>
          </draw:text-box>
        </draw:frame>
        <draw:frame draw:style-name="gr5" draw:text-style-name="P5" draw:layer="layout" svg:width="1.217cm" svg:height="0.603cm" svg:x="3.899cm" svg:y="2.78cm">
          <draw:text-box>
            <text:p text:style-name="P4"><text:span text:style-name="T2">6,183</text:span></text:p>
          </draw:text-box>
        </draw:frame>
        <draw:frame draw:style-name="gr5" draw:text-style-name="P5" draw:layer="layout" svg:width="1.217cm" svg:height="0.603cm" svg:x="2.96cm" svg:y="3.44cm">
          <draw:text-box>
            <text:p text:style-name="P4"><text:span text:style-name="T2">4,929</text:span></text:p>
          </draw:text-box>
        </draw:frame>
        <draw:frame draw:style-name="gr5" draw:text-style-name="P5" draw:layer="layout" svg:width="1.217cm" svg:height="0.603cm" svg:x="6.532cm" svg:y="5.631cm">
          <draw:text-box>
            <text:p text:style-name="P4"><text:span text:style-name="T2">5,566</text:span></text:p>
          </draw:text-box>
        </draw:frame>
        <draw:frame draw:style-name="gr5" draw:text-style-name="P5" draw:layer="layout" svg:width="1.217cm" svg:height="0.603cm" svg:x="6.704cm" svg:y="2.344cm">
          <draw:text-box>
            <text:p text:style-name="P4"><text:span text:style-name="T2">6,661</text:span></text:p>
          </draw:text-box>
        </draw:frame>
        <draw:frame draw:style-name="gr5" draw:text-style-name="P5" draw:layer="layout" svg:width="1.217cm" svg:height="0.603cm" svg:x="2.548cm" svg:y="4.105cm">
          <draw:text-box>
            <text:p text:style-name="P4"><text:span text:style-name="T2">741</text:span></text:p>
          </draw:text-box>
        </draw:frame>
        <draw:frame draw:style-name="gr5" draw:text-style-name="P5" draw:layer="layout" svg:width="1.217cm" svg:height="0.603cm" svg:x="3.009cm" svg:y="2.231cm">
          <draw:text-box>
            <text:p text:style-name="P4"><text:span text:style-name="T2">5,840</text:span></text:p>
          </draw:text-box>
        </draw:frame>
        <draw:frame draw:style-name="gr5" draw:text-style-name="P5" draw:layer="layout" svg:width="1.217cm" svg:height="0.603cm" svg:x="5.689cm" svg:y="2.644cm">
          <draw:text-box>
            <text:p text:style-name="P4"><text:span text:style-name="T2">4,417</text:span></text:p>
          </draw:text-box>
        </draw:frame>
        <draw:custom-shape draw:style-name="gr3" draw:text-style-name="P3" draw:layer="layout" svg:width="0.737cm" svg:height="0.737cm" svg:x="2.055cm" svg:y="1.335cm">
          <text:p text:style-name="P2"><text:span text:style-name="T1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253cm" svg:y="1.371cm">
          <text:p text:style-name="P2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14" draw:text-style-name="P7" draw:layer="layout" svg:width="5.008cm" svg:height="2.144cm" draw:transform="rotate (-2.9550169565516) translate (8.16890808020716cm 5.98788548917381cm)" svg:viewBox="0 0 5009 2145" svg:d="M0 2145c2939 0 5009-2145 5009-2145">
          <text:p/>
        </draw:path>
        <draw:custom-shape draw:style-name="gr8" draw:text-style-name="P6" draw:layer="layout" svg:width="0.737cm" svg:height="0.737cm" svg:x="7.618cm" svg:y="3.45cm">
          <text:p text:style-name="P2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1.462cm" svg:y="3.683cm">
          <text:p text:style-name="P2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2.632cm" svg:y="6.818cm">
          <text:p text:style-name="P2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779cm" svg:y="5.949cm">
          <text:p text:style-name="P2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  <draw:page draw:name="page5" draw:style-name="dp1" draw:master-page-name="Default">
        <draw:line draw:style-name="gr1" draw:text-style-name="P1" draw:layer="layout" svg:x1="5.739cm" svg:y1="6.421cm" svg:x2="3.16cm" svg:y2="7.004cm">
          <text:p/>
        </draw:line>
        <draw:line draw:style-name="gr2" draw:text-style-name="P1" draw:layer="layout" svg:x1="1.983cm" svg:y1="3.657cm" svg:x2="2.396cm" svg:y2="2.071cm">
          <text:p/>
        </draw:line>
        <draw:custom-shape draw:style-name="gr3" draw:text-style-name="P3" draw:layer="layout" svg:width="0.737cm" svg:height="0.737cm" svg:x="7.618cm" svg:y="7.152cm">
          <text:p text:style-name="P2"><text:span text:style-name="T1">t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" draw:text-style-name="P1" draw:layer="layout" svg:x1="5.454cm" svg:y1="2.095cm" svg:x2="2.975cm" svg:y2="6.954cm">
          <text:p/>
        </draw:line>
        <draw:line draw:style-name="gr1" draw:text-style-name="P1" draw:layer="layout" svg:x1="5.949cm" svg:y1="2.033cm" svg:x2="7.957cm" svg:y2="3.632cm">
          <text:p/>
        </draw:line>
        <draw:line draw:style-name="gr4" draw:text-style-name="P1" draw:layer="layout" svg:x1="5.664cm" svg:y1="1.686cm" svg:x2="2.206cm" svg:y2="3.818cm">
          <text:p/>
        </draw:line>
        <draw:line draw:style-name="gr1" draw:text-style-name="P1" draw:layer="layout" svg:x1="5.206cm" svg:y1="1.736cm" svg:x2="2.73cm" svg:y2="1.8cm">
          <text:p/>
        </draw:line>
        <draw:frame draw:style-name="gr5" draw:text-style-name="P5" draw:layer="layout" svg:width="1.217cm" svg:height="0.603cm" svg:x="3.121cm" svg:y="1.295cm">
          <draw:text-box>
            <text:p text:style-name="P4"><text:span text:style-name="T2">8,033</text:span></text:p>
          </draw:text-box>
        </draw:frame>
        <draw:line draw:style-name="gr6" draw:text-style-name="P1" draw:layer="layout" svg:x1="5.726cm" svg:y1="1.785cm" svg:x2="6.086cm" svg:y2="5.913cm">
          <text:p/>
        </draw:line>
        <draw:line draw:style-name="gr4" draw:text-style-name="P1" draw:layer="layout" svg:x1="2.826cm" svg:y1="6.793cm" svg:x2="1.995cm" svg:y2="4.388cm">
          <text:p/>
        </draw:line>
        <draw:frame draw:style-name="gr5" draw:text-style-name="P5" draw:layer="layout" svg:width="1.217cm" svg:height="0.603cm" svg:x="1.516cm" svg:y="5.89cm">
          <draw:text-box>
            <text:p text:style-name="P4"><text:span text:style-name="T2">6,932</text:span></text:p>
          </draw:text-box>
        </draw:frame>
        <draw:line draw:style-name="gr4" draw:text-style-name="P1" draw:layer="layout" svg:x1="6.383cm" svg:y1="6.371cm" svg:x2="7.722cm" svg:y2="3.979cm">
          <text:p/>
        </draw:line>
        <draw:line draw:style-name="gr1" draw:text-style-name="P1" draw:layer="layout" svg:x1="7.586cm" svg:y1="3.756cm" svg:x2="2.107cm" svg:y2="3.992cm">
          <text:p/>
        </draw:line>
        <draw:line draw:style-name="gr1" draw:text-style-name="P1" draw:layer="layout" svg:x1="5.788cm" svg:y1="6.185cm" svg:x2="1.909cm" svg:y2="4.091cm">
          <text:p/>
        </draw:line>
        <draw:frame draw:style-name="gr5" draw:text-style-name="P5" draw:layer="layout" svg:width="1.217cm" svg:height="0.603cm" svg:x="1.2cm" svg:y="2.084cm">
          <draw:text-box>
            <text:p text:style-name="P4"><text:span text:style-name="T2">6,263</text:span></text:p>
          </draw:text-box>
        </draw:frame>
        <draw:line draw:style-name="gr1" draw:text-style-name="P1" draw:layer="layout" svg:x1="7.957cm" svg:y1="7.09cm" svg:x2="8.019cm" svg:y2="4.029cm">
          <text:p/>
        </draw:line>
        <draw:frame draw:style-name="gr5" draw:text-style-name="P5" draw:layer="layout" svg:width="1.217cm" svg:height="0.603cm" svg:x="7.83cm" svg:y="5.443cm">
          <draw:text-box>
            <text:p text:style-name="P4"><text:span text:style-name="T2">8,471</text:span></text:p>
          </draw:text-box>
        </draw:frame>
        <draw:line draw:style-name="gr1" draw:text-style-name="P1" draw:layer="layout" svg:x1="7.536cm" svg:y1="7.487cm" svg:x2="3.024cm" svg:y2="7.165cm">
          <text:p/>
        </draw:line>
        <draw:frame draw:style-name="gr5" draw:text-style-name="P5" draw:layer="layout" svg:width="1.217cm" svg:height="0.603cm" svg:x="4.454cm" svg:y="7.315cm">
          <draw:text-box>
            <text:p text:style-name="P4"><text:span text:style-name="T2">4,923</text:span></text:p>
          </draw:text-box>
        </draw:frame>
        <draw:frame draw:style-name="gr5" draw:text-style-name="P5" draw:layer="layout" svg:width="1.217cm" svg:height="0.603cm" svg:x="4.671cm" svg:y="4.145cm">
          <draw:text-box>
            <text:p text:style-name="P4"><text:span text:style-name="T2">8,824</text:span></text:p>
          </draw:text-box>
        </draw:frame>
        <draw:frame draw:style-name="gr5" draw:text-style-name="P5" draw:layer="layout" svg:width="1.217cm" svg:height="0.603cm" svg:x="4.153cm" svg:y="6.108cm">
          <draw:text-box>
            <text:p text:style-name="P4"><text:span text:style-name="T2">6,518</text:span></text:p>
          </draw:text-box>
        </draw:frame>
        <draw:frame draw:style-name="gr5" draw:text-style-name="P5" draw:layer="layout" svg:width="1.217cm" svg:height="0.603cm" svg:x="3.899cm" svg:y="2.78cm">
          <draw:text-box>
            <text:p text:style-name="P4"><text:span text:style-name="T2">6,183</text:span></text:p>
          </draw:text-box>
        </draw:frame>
        <draw:frame draw:style-name="gr5" draw:text-style-name="P5" draw:layer="layout" svg:width="1.217cm" svg:height="0.603cm" svg:x="2.96cm" svg:y="3.44cm">
          <draw:text-box>
            <text:p text:style-name="P4"><text:span text:style-name="T2">4,929</text:span></text:p>
          </draw:text-box>
        </draw:frame>
        <draw:frame draw:style-name="gr5" draw:text-style-name="P5" draw:layer="layout" svg:width="1.217cm" svg:height="0.603cm" svg:x="6.532cm" svg:y="5.631cm">
          <draw:text-box>
            <text:p text:style-name="P4"><text:span text:style-name="T2">5,566</text:span></text:p>
          </draw:text-box>
        </draw:frame>
        <draw:frame draw:style-name="gr5" draw:text-style-name="P5" draw:layer="layout" svg:width="1.217cm" svg:height="0.603cm" svg:x="6.704cm" svg:y="2.344cm">
          <draw:text-box>
            <text:p text:style-name="P4"><text:span text:style-name="T2">6,661</text:span></text:p>
          </draw:text-box>
        </draw:frame>
        <draw:frame draw:style-name="gr5" draw:text-style-name="P5" draw:layer="layout" svg:width="1.217cm" svg:height="0.603cm" svg:x="2.548cm" svg:y="4.105cm">
          <draw:text-box>
            <text:p text:style-name="P4"><text:span text:style-name="T2">741</text:span></text:p>
          </draw:text-box>
        </draw:frame>
        <draw:frame draw:style-name="gr5" draw:text-style-name="P5" draw:layer="layout" svg:width="1.217cm" svg:height="0.603cm" svg:x="3.009cm" svg:y="2.231cm">
          <draw:text-box>
            <text:p text:style-name="P4"><text:span text:style-name="T2">5,840</text:span></text:p>
          </draw:text-box>
        </draw:frame>
        <draw:frame draw:style-name="gr5" draw:text-style-name="P5" draw:layer="layout" svg:width="1.217cm" svg:height="0.603cm" svg:x="5.689cm" svg:y="2.644cm">
          <draw:text-box>
            <text:p text:style-name="P4"><text:span text:style-name="T2">4,417</text:span></text:p>
          </draw:text-box>
        </draw:frame>
        <draw:custom-shape draw:style-name="gr3" draw:text-style-name="P3" draw:layer="layout" svg:width="0.737cm" svg:height="0.737cm" svg:x="2.055cm" svg:y="1.335cm">
          <text:p text:style-name="P2"><text:span text:style-name="T1">s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253cm" svg:y="1.371cm">
          <text:p text:style-name="P2"><text:span text:style-name="T3">n04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path draw:style-name="gr7" draw:text-style-name="P7" draw:layer="layout" svg:width="5.008cm" svg:height="2.144cm" draw:transform="rotate (-2.9550169565516) translate (8.16890808020716cm 5.98788548917381cm)" svg:viewBox="0 0 5009 2145" svg:d="M0 2145c2939 0 5009-2145 5009-2145">
          <text:p/>
        </draw:path>
        <draw:custom-shape draw:style-name="gr8" draw:text-style-name="P6" draw:layer="layout" svg:width="0.737cm" svg:height="0.737cm" svg:x="7.618cm" svg:y="3.45cm">
          <text:p text:style-name="P2"><text:span text:style-name="T3">n01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1.462cm" svg:y="3.683cm">
          <text:p text:style-name="P2"><text:span text:style-name="T3">n02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2.632cm" svg:y="6.818cm">
          <text:p text:style-name="P2"><text:span text:style-name="T3">n00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6" draw:layer="layout" svg:width="0.737cm" svg:height="0.737cm" svg:x="5.779cm" svg:y="5.949cm">
          <text:p text:style-name="P2"><text:span text:style-name="T3">n03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ystem" style:font-pitch="variable"/>
    <style:font-face style:name="Gothic" svg:font-family="Gothic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 LibreOffice_project/62ad5818884a2fc2e5780dd45466868d41009ec0</meta:generator>
    <meta:initial-creator>James Plank</meta:initial-creator>
    <meta:creation-date>2007-12-02T15:48:06</meta:creation-date>
    <dc:date>2014-11-06T08:34:10.410234000</dc:date>
    <meta:printed-by>James Plank</meta:printed-by>
    <meta:print-date>2007-12-02T15:57:10</meta:print-date>
    <dc:language>en-US</dc:language>
    <meta:editing-cycles>17</meta:editing-cycles>
    <meta:editing-duration>P1DT6H4M21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